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fo:font-weight="normal" officeooo:rsid="00834be0" officeooo:paragraph-rsid="0084ba8b" style:font-size-asian="13.1000003814697pt" style:font-weight-asian="normal" style:font-size-complex="15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fo:font-weight="normal" officeooo:rsid="0090ac70" officeooo:paragraph-rsid="0090ac70" style:font-size-asian="13.1000003814697pt" style:font-weight-asian="normal" style:font-size-complex="15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fo:font-weight="normal" officeooo:rsid="0093059c" officeooo:paragraph-rsid="0093059c" style:font-size-asian="13.1000003814697pt" style:font-weight-asian="normal" style:font-size-complex="15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fo:font-weight="normal" officeooo:rsid="00950c1e" officeooo:paragraph-rsid="00950c1e" style:font-size-asian="13.1000003814697pt" style:font-weight-asian="normal" style:font-size-complex="15pt" style:font-weight-complex="normal"/>
    </style:style>
    <style:style style:name="T1" style:family="text">
      <style:text-properties officeooo:rsid="0089d1f2"/>
    </style:style>
    <style:style style:name="T2" style:family="text">
      <style:text-properties officeooo:rsid="008ba042"/>
    </style:style>
    <style:style style:name="T3" style:family="text">
      <style:text-properties officeooo:rsid="008f19a3"/>
    </style:style>
    <style:style style:name="T4" style:family="text">
      <style:text-properties officeooo:rsid="00920993"/>
    </style:style>
    <style:style style:name="T5" style:family="text">
      <style:text-properties officeooo:rsid="00939c7b"/>
    </style:style>
    <style:style style:name="T6" style:family="text">
      <style:text-properties officeooo:rsid="00956c61"/>
    </style:style>
    <style:style style:name="T7" style:family="text">
      <style:text-properties officeooo:rsid="0096e6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eneral cmd</text:span> Learning</text:p>
      <text:p text:style-name="P1"/>
      <text:list xml:id="list1202811134" text:style-name="L1">
        <text:list-item>
          <text:p text:style-name="P2">../ <text:tab/><text:tab/><text:span text:style-name="T2">(to go back one directory)</text:span></text:p>
        </text:list-item>
        <text:list-item>
          <text:p text:style-name="P2">./ <text:tab/><text:tab/><text:span text:style-name="T3">(to execute a file in current directory)</text:span></text:p>
        </text:list-item>
        <text:list-item>
          <text:p text:style-name="P3">cd ..<text:tab/><text:tab/>(<text:span text:style-name="T2">to </text:span>change the current directory on <text:span text:style-name="T4">one</text:span> directory<text:span text:style-name="T2"> back</text:span>)</text:p>
        </text:list-item>
        <text:list-item>
          <text:p text:style-name="P4">cd /<text:tab/><text:tab/>(<text:span text:style-name="T2">to change the current directory on </text:span>root directory, <text:span text:style-name="T5">cant be</text:span>)</text:p>
        </text:list-item>
        <text:list-item>
          <text:p text:style-name="P5">home <text:span text:style-name="T6">in linux </text:span>is like <text:a xlink:type="simple" xlink:href="../../../../../../C:/user/USER-NAME" text:style-name="Internet_20_link" text:visited-style-name="Visited_20_Internet_20_Link">C:/user/USER-NAME</text:a></text:p>
        </text:list-item>
        <text:list-item>
          <text:p text:style-name="P5"><text:span text:style-name="T7">~$ is home directory</text:span></text:p>
        </text:list-item>
        <text:list-item>
          <text:p text:style-name="P5">/<text:span text:style-name="T7">$ is root director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30T12:54:27.318251215</dc:date>
    <meta:editing-duration>PT7H56M52S</meta:editing-duration>
    <meta:editing-cycles>11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61" meta:character-count="311" meta:non-whitespace-character-count="259"/>
  </office:meta>
</office:document-meta>
</file>